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R lim (in)</text:p>
          </table:table-cell>
          <table:table-cell office:value-type="string" calcext:value-type="string">
            <text:p>OR lim (in)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Annular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5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2]*8.85075;0)" office:value-type="float" office:value="2629" calcext:value-type="float">
            <text:p>262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3" calcext:value-type="float">
            <text:p>3.00</text:p>
          </table:table-cell>
          <table:table-cell/>
          <table:table-cell table:style-name="ce2" table:formula="of:=[.F2]-[.E2]" office:value-type="float" office:value="1.7" calcext:value-type="float">
            <text:p>1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6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3]*8.85075;0)" office:value-type="float" office:value="4549" calcext:value-type="float">
            <text:p>454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formula="of:=+7.125/2" office:value-type="float" office:value="3.5625" calcext:value-type="float">
            <text:p>3.56</text:p>
          </table:table-cell>
          <table:table-cell office:value-type="string" calcext:value-type="string">
            <text:p>*</text:p>
          </table:table-cell>
          <table:table-cell table:style-name="ce2" table:formula="of:=[.F3]-[.E3]" office:value-type="float" office:value="2.2625" calcext:value-type="float">
            <text:p>2.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7</text:p>
          </table:table-cell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4]*8.85075;0)" office:value-type="float" office:value="11099" calcext:value-type="float">
            <text:p>1109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formula="of:=+8.25/2" office:value-type="float" office:value="4.125" calcext:value-type="float">
            <text:p>4.13</text:p>
          </table:table-cell>
          <table:table-cell office:value-type="string" calcext:value-type="string">
            <text:p>**</text:p>
          </table:table-cell>
          <table:table-cell table:style-name="ce2" table:formula="of:=[.F4]-[.E4]" office:value-type="float" office:value="2.825" calcext:value-type="float">
            <text:p>2.8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Compressed due to design consid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* Expanded due to the current design is ridiculous</text:p>
          </table:table-cell>
          <table:table-cell table:number-columns-repeated="102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3T15:44:40Z</meta:creation-date>
    <dc:date>2024-11-02T18:53:14.242874328</dc:date>
    <meta:editing-cycles>7</meta:editing-cycles>
    <meta:editing-duration>PT14H43M</meta:editing-duration>
    <meta:document-statistic meta:table-count="1" meta:cell-count="32" meta:object-count="0"/>
  </office:meta>
</office:document-meta>
</file>